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tination.Destination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stination.end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.getNormalNamespac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.getInternal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.processNode( String elementName , Locator locator , Attributes attlist , PropertyList p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stination.validateChildNode( Locator loc , String ns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